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245cm" fo:margin-left="1.157cm" table:align="left" style:writing-mode="lr-tb"/>
    </style:style>
    <style:style style:name="Таблица1.A" style:family="table-column">
      <style:table-column-properties style:column-width="2.304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739cm"/>
    </style:style>
    <style:style style:name="Таблица1.D" style:family="table-column">
      <style:table-column-properties style:column-width="2.593cm"/>
    </style:style>
    <style:style style:name="Таблица1.E" style:family="table-column">
      <style:table-column-properties style:column-width="2.544cm"/>
    </style:style>
    <style:style style:name="Таблица1.F" style:family="table-column">
      <style:table-column-properties style:column-width="2.547cm"/>
    </style:style>
    <style:style style:name="Таблица1.1" style:family="table-row">
      <style:table-row-properties style:row-height="0.63cm" style:keep-together="false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2" style:family="table-row">
      <style:table-row-properties style:row-height="1cm" style:keep-together="false" fo:keep-together="always"/>
    </style:style>
    <style:style style:name="Таблица1.3" style:family="table-row">
      <style:table-row-properties style:row-height="0.711cm" style:keep-together="false" fo:keep-together="always"/>
    </style:style>
    <style:style style:name="P1" style:family="paragraph" style:parent-style-name="Heading_20_1">
      <style:paragraph-properties fo:margin-top="0.212cm" fo:margin-bottom="0.212cm"/>
    </style:style>
    <style:style style:name="P2" style:family="paragraph" style:parent-style-name="Основной_20_текст_20_2">
      <style:paragraph-properties>
        <style:tab-stops>
          <style:tab-stop style:position="11.001cm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6.001cm"/>
        </style:tab-stops>
      </style:paragraph-properties>
    </style:style>
    <style:style style:name="P4" style:family="paragraph" style:parent-style-name="Standard">
      <style:paragraph-properties fo:line-height="0.353cm" fo:text-align="center" style:justify-single-word="false"/>
      <style:text-properties fo:letter-spacing="0.035cm" fo:language="ru" fo:country="RU" fo:font-weight="bold" style:font-weight-asian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language="ru" fo:country="RU"/>
    </style:style>
    <style:style style:name="P8" style:family="paragraph" style:parent-style-name="Standard">
      <style:paragraph-properties>
        <style:tab-stops>
          <style:tab-stop style:position="6.001cm"/>
          <style:tab-stop style:position="17.501cm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7.001cm"/>
        </style:tab-stops>
      </style:paragraph-properties>
    </style:style>
    <style:style style:name="P10" style:family="paragraph" style:parent-style-name="Standard">
      <style:paragraph-properties fo:line-height="0.494cm">
        <style:tab-stops>
          <style:tab-stop style:position="4.501cm"/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0.494cm">
        <style:tab-stops>
          <style:tab-stop style:position="3.752cm"/>
          <style:tab-stop style:position="7.502cm" style:type="right"/>
          <style:tab-stop style:position="12.753cm"/>
          <style:tab-stop style:position="17.501cm" style:type="right"/>
        </style:tab-stops>
      </style:paragraph-properties>
    </style:style>
    <style:style style:name="P12" style:family="paragraph" style:parent-style-name="Standard">
      <style:paragraph-properties fo:line-height="0.494cm">
        <style:tab-stops>
          <style:tab-stop style:position="5.251cm"/>
          <style:tab-stop style:position="17.501cm" style:type="right"/>
        </style:tab-stops>
      </style:paragraph-properties>
    </style:style>
    <style:style style:name="P13" style:family="paragraph" style:parent-style-name="Standard">
      <style:paragraph-properties fo:line-height="0.494cm">
        <style:tab-stops>
          <style:tab-stop style:position="7.752cm"/>
          <style:tab-stop style:position="17.501cm" style:type="right"/>
        </style:tab-stops>
      </style:paragraph-properties>
    </style:style>
    <style:style style:name="P14" style:family="paragraph" style:parent-style-name="Standard">
      <style:paragraph-properties fo:line-height="0.494cm">
        <style:tab-stops>
          <style:tab-stop style:position="3.752cm"/>
          <style:tab-stop style:position="17.501cm" style:type="right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6.001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2.251cm"/>
          <style:tab-stop style:position="17.501cm" style:type="right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8.502cm"/>
          <style:tab-stop style:position="17.501cm" style:type="right"/>
        </style:tab-stops>
      </style:paragraph-properties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>
      <style:paragraph-properties fo:line-height="150%">
        <style:tab-stops>
          <style:tab-stop style:position="17.501cm" style:type="right"/>
        </style:tab-stops>
      </style:paragraph-properties>
    </style:style>
    <style:style style:name="P20" style:family="paragraph" style:parent-style-name="Standard">
      <style:paragraph-properties fo:line-height="150%">
        <style:tab-stops>
          <style:tab-stop style:position="14.252cm"/>
          <style:tab-stop style:position="17.501cm" style:type="right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001cm"/>
        </style:tab-stops>
      </style:paragraph-properties>
      <style:text-properties fo:font-size="8pt" fo:letter-spacing="0.035cm" fo:language="ru" fo:country="RU" style:font-size-asian="8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11.001cm"/>
        </style:tab-stops>
      </style:paragraph-properties>
      <style:text-properties fo:font-size="8pt" fo:letter-spacing="0.035cm" fo:language="ru" fo:country="RU" style:font-size-asian="8pt"/>
    </style:style>
    <style:style style:name="P26" style:family="paragraph" style:parent-style-name="Standard">
      <style:paragraph-properties>
        <style:tab-stops>
          <style:tab-stop style:position="6.001cm"/>
        </style:tab-stops>
      </style:paragraph-properties>
      <style:text-properties fo:font-size="8pt" fo:letter-spacing="0.035cm" fo:language="ru" fo:country="RU" style:font-size-asian="8pt"/>
    </style:style>
    <style:style style:name="P27" style:family="paragraph" style:parent-style-name="Standard">
      <style:text-properties fo:font-size="8pt" fo:language="ru" fo:country="RU" fo:font-weight="bold" style:font-size-asian="8pt" style:font-weight-asian="bold"/>
    </style:style>
    <style:style style:name="P28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6.001cm"/>
          <style:tab-stop style:position="14.753cm"/>
          <style:tab-stop style:position="17.501cm" style:type="right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-3cm"/>
          <style:tab-stop style:position="8.251cm"/>
          <style:tab-stop style:position="17.501cm" style:type="right"/>
        </style:tab-stops>
      </style:paragraph-properties>
    </style:style>
    <style:style style:name="P31" style:family="paragraph" style:parent-style-name="Standard">
      <style:paragraph-properties fo:text-align="justify" style:justify-single-word="false">
        <style:tab-stops>
          <style:tab-stop style:position="9.502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9.502cm"/>
        </style:tab-stops>
      </style:paragraph-properties>
    </style:style>
    <style:style style:name="P33" style:family="paragraph" style:parent-style-name="Standard">
      <style:text-properties fo:font-size="12pt" fo:language="ru" fo:country="RU" style:font-size-asian="12pt"/>
    </style:style>
    <style:style style:name="P34" style:family="paragraph" style:parent-style-name="Standard">
      <style:paragraph-properties fo:margin-top="0.212cm" fo:margin-bottom="0cm">
        <style:tab-stops>
          <style:tab-stop style:position="6.001cm"/>
          <style:tab-stop style:position="11.502cm"/>
          <style:tab-stop style:position="17.501cm" style:type="right"/>
        </style:tab-stops>
      </style:paragraph-properties>
    </style:style>
    <style:style style:name="P35" style:family="paragraph" style:parent-style-name="Standard" style:master-page-name="Standard">
      <style:paragraph-properties fo:line-height="0.353cm" fo:text-align="center" style:justify-single-word="false" style:page-number="auto"/>
      <style:text-properties fo:letter-spacing="0.035cm" fo:language="ru" fo:country="RU" fo:font-weight="bold" style:font-weight-asian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style:text-underline-style="solid" style:text-underline-width="auto" style:text-underline-color="font-color"/>
    </style:style>
    <style:style style:name="T4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8pt" fo:language="ru" fo:country="RU" style:font-size-asian="8pt"/>
    </style:style>
    <style:style style:name="T8" style:family="text">
      <style:text-properties fo:font-size="8pt" fo:letter-spacing="0.035cm" fo:language="ru" fo:country="RU" style:font-size-asian="8pt"/>
    </style:style>
    <style:style style:name="T9" style:family="text">
      <style:text-properties fo:letter-spacing="0.035cm" fo:language="ru" fo:country="RU"/>
    </style:style>
    <style:style style:name="T10" style:family="text">
      <style:text-properties fo:font-size="11pt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Санкт-Петербургский государственный университет </text:p>
      <text:p text:style-name="P4">информационных технологий, механики и оптики </text:p>
      <text:p text:style-name="P6"/>
      <text:h text:style-name="Heading_20_5" text:outline-level="5">А Н Н О Т А Ц И Я <text:s text:c="3"/>В К Р</text:h>
      <text:p text:style-name="P8"><text:span text:style-name="T2">Студент</text:span><text:span text:style-name="T2"> </text:span><text:span text:style-name="T4"><text:tab/>Назаренко Никита Вячеславович</text:span><text:span text:style-name="T3"><text:tab/></text:span></text:p>
      <text:p text:style-name="P9"><text:span text:style-name="T7"><text:tab/></text:span><text:span text:style-name="T8">(Фамилия, И., О.)</text:span></text:p>
      <text:p text:style-name="P10"><text:span text:style-name="T2">Факультет</text:span><text:span text:style-name="T4"><text:tab/></text:span><text:span text:style-name="T3">Информационных технологий и программирования<text:tab/></text:span></text:p>
      <text:p text:style-name="P11"><text:span text:style-name="T2">Кафедра</text:span><text:span text:style-name="T3"><text:tab/>ИС<text:tab/></text:span><text:span text:style-name="T2">Группа</text:span><text:span text:style-name="T3"><text:tab/>6513<text:tab/></text:span></text:p>
      <text:p text:style-name="P12"><text:span text:style-name="T2">Направление (специальность</text:span><text:span text:style-name="T1">)</text:span><text:span text:style-name="T3"><text:tab/>230201 Информационные системы и технологии<text:tab/></text:span></text:p>
      <text:p text:style-name="P13"><text:span text:style-name="T2">Квалификация (степень)</text:span><text:span text:style-name="T3"><text:tab/>инженер<text:tab/></text:span></text:p>
      <text:p text:style-name="P14"><text:span text:style-name="T2">Наименование темы:</text:span><text:span text:style-name="T3"><text:tab/>Разработка системы управления сетевым доступом к файлам с поддержкой контроля версий для ОС GNU/Linux<text:tab/></text:span></text:p>
      <text:p text:style-name="P14"><text:span text:style-name="T2">Руководитель</text:span><text:span text:style-name="T3"><text:tab/>Иванов Роман Владимирович, старший преподаватель кафедры ТПО<text:tab/></text:span></text:p>
      <text:p text:style-name="P15"><text:span text:style-name="T7"><text:s text:c="54"/></text:span><text:span text:style-name="T8">(Фамилия, И., О., место <text:s/>работы, должность, ученое звание, степень)</text:span></text:p>
      <text:p text:style-name="P16"><text:span text:style-name="T2">Консультант</text:span><text:span text:style-name="T3"><text:tab/><text:tab/></text:span></text:p>
      <text:p text:style-name="P15"><text:span text:style-name="T7"><text:s text:c="54"/></text:span><text:span text:style-name="T8">(Фамилия, И., О., место <text:s/>работы, должность, ученое звание, степень)</text:span></text:p>
      <text:h text:style-name="P1" text:outline-level="1">ХАРАКТЕРИСТИКА ВЫПУСКНОЙ КВАЛИФИКАЦИОННОЙ РАБОТЫ</text:h>
      <text:p text:style-name="P17"><text:span text:style-name="T1">1 . Вид выпускной квалификационной работы</text:span><text:span text:style-name="T3"><text:tab/>Работа<text:tab/></text:span></text:p>
      <text:p text:style-name="P15"><text:span text:style-name="T7"><text:tab/></text:span><text:span text:style-name="T8">(Работа, проект, магистерская диссертация, бакалаврская работа)</text:span></text:p>
      <text:p text:style-name="P19"><text:span text:style-name="T1">2. Цель исследования </text:span><text:span text:style-name="T3"><text:s/>Разработка системы управления сетевым доступом к файлам с поддержкой контроля версий для ОС GNU/Linux<text:tab/></text:span></text:p>
      <text:p text:style-name="P20"><text:span text:style-name="T1">3. Число литературных источников, использованных при составлении обзора</text:span><text:span text:style-name="T3"><text:tab/>9<text:tab/></text:span></text:p>
      <text:p text:style-name="P20"><text:span text:style-name="T1">4. Полное число литературных источников, использованных в работе </text:span><text:span text:style-name="T3"><text:tab/>31</text:span><text:span text:style-name="T6"><text:tab/></text:span></text:p>
      <text:p text:style-name="P18">5. В том числе литературных источник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21">Отечественных</text:p>
          </table:table-cell>
          <table:covered-table-cell/>
          <table:covered-table-cell/>
          <table:table-cell table:style-name="Таблица1.D1" table:number-columns-spanned="3" office:value-type="string">
            <text:p text:style-name="P21">Иностранных</text:p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23">Последние 5 лет</text:p>
          </table:table-cell>
          <table:table-cell table:style-name="Таблица1.A1" office:value-type="string">
            <text:p text:style-name="P23">От </text:p>
            <text:p text:style-name="P22">5 до 10 лет</text:p>
          </table:table-cell>
          <table:table-cell table:style-name="Таблица1.A1" office:value-type="string">
            <text:p text:style-name="P23">Более </text:p>
            <text:p text:style-name="P22">10 лет</text:p>
          </table:table-cell>
          <table:table-cell table:style-name="Таблица1.A1" office:value-type="string">
            <text:p text:style-name="P23">Последние </text:p>
            <text:p text:style-name="P22">5 лет</text:p>
          </table:table-cell>
          <table:table-cell table:style-name="Таблица1.A1" office:value-type="string">
            <text:p text:style-name="P23">От </text:p>
            <text:p text:style-name="P22"><text:s/>5 до 10 лет</text:p>
          </table:table-cell>
          <table:table-cell table:style-name="Таблица1.D1" office:value-type="string">
            <text:p text:style-name="P23">Более </text:p>
            <text:p text:style-name="P22">10 лет</text:p>
          </table:table-cell>
        </table:table-row>
        <table:table-row table:style-name="Таблица1.3">
          <table:table-cell table:style-name="Таблица1.A1" office:value-type="string">
            <text:p text:style-name="P23">7</text:p>
          </table:table-cell>
          <table:table-cell table:style-name="Таблица1.A1" office:value-type="string">
            <text:p text:style-name="P23">7</text:p>
          </table:table-cell>
          <table:table-cell table:style-name="Таблица1.A1" office:value-type="string">
            <text:p text:style-name="P23">7</text:p>
          </table:table-cell>
          <table:table-cell table:style-name="Таблица1.A1" office:value-type="string">
            <text:p text:style-name="P23">2</text:p>
          </table:table-cell>
          <table:table-cell table:style-name="Таблица1.A1" office:value-type="string">
            <text:p text:style-name="P23">6</text:p>
          </table:table-cell>
          <table:table-cell table:style-name="Таблица1.D1" office:value-type="string">
            <text:p text:style-name="P23">2</text:p>
          </table:table-cell>
        </table:table-row>
      </table:table>
      <text:p text:style-name="P34"><text:span text:style-name="T1">6. Использование информационных ресурсов </text:span>Internet<text:span text:style-name="T3"><text:tab/>Да, 9<text:tab/> </text:span></text:p>
      <text:p text:style-name="P24"><text:tab/><text:tab/><text:tab/><text:tab/>(Да, нет, число ссылок в списке литературы)</text:p>
      <text:p text:style-name="P28"><text:span text:style-name="T1">7. Использование современных пакетов компьютерных программ и технологий</text:span><text:span text:style-name="T3"><text:tab/>TexMaker для оформления <text:tab/> пояснительной записки, OpenOffice.org для подготовки презентации к выступлению, Eclipse для разработки<text:tab/> реализации системы, Visual Paradigm Community Edition для оформления UML и ER диаграмм, <text:s/><text:tab/><text:tab/><text:tab/><text:line-break/>TexLive<text:tab/>, дистрибутив LaTeX, для компиляции пояснительной записки <text:s/><text:tab/><text:tab/><text:tab/><text:tab/><text:tab/><text:tab/></text:span><text:span text:style-name="T1"> </text:span></text:p>
      <text:p text:style-name="P26"><text:tab/><text:tab/><text:tab/>(Указать какие именно и в каком разделе работы)</text:p>
      <text:p text:style-name="P26"/>
      <text:p text:style-name="P29"><text:span text:style-name="T1">8. Наличие публикаций и выступлений на конференциях по теме выпускной работы</text:span><text:span text:style-name="T3"><text:tab/>нет<text:tab/></text:span></text:p>
      <text:p text:style-name="P15"><text:span text:style-name="T1"><text:s/><text:tab/><text:tab/><text:tab/><text:tab/><text:tab/><text:tab/><text:tab/><text:tab/> <text:s text:c="10"/></text:span><text:span text:style-name="T8">( Да, нет)</text:span></text:p>
      <text:p text:style-name="P30"><text:span text:style-name="T1">а) 1. </text:span><text:span text:style-name="T3"><text:s/><text:tab/>Нет<text:tab/></text:span></text:p>
      <text:p text:style-name="P3"><text:span text:style-name="T9"><text:s/></text:span><text:span text:style-name="T8">(Библиографическое описание публикаций)</text:span></text:p>
      <text:p text:style-name="P30"><text:span text:style-name="T1">б</text:span><text:span text:style-name="T1">) 1. </text:span><text:span text:style-name="T3"><text:s/><text:tab/>Нет<text:tab/></text:span></text:p>
      <text:p text:style-name="P3"><text:span text:style-name="T8"><text:s/></text:span><text:span text:style-name="T8">(Библиографическое описание выступлений на конференциях)</text:span><text:span text:style-name="T9"> <text:s text:c="4"/></text:span></text:p>
      <text:p text:style-name="P7"/>
      <text:p text:style-name="P31"><text:span text:style-name="T1">Выпускник</text:span><text:span text:style-name="T3"> Назаренко Никита Вячеславович<text:tab/></text:span></text:p>
      <text:p text:style-name="P25">(подпись)</text:p>
      <text:p text:style-name="P32"><text:span text:style-name="T1">Руководитель</text:span><text:span text:style-name="T1"> </text:span><text:span text:style-name="T3"><text:s/>Иванов Роман Владимирович<text:tab/></text:span></text:p>
      <text:p text:style-name="P25">(подпись)</text:p>
      <text:p text:style-name="P2"><text:span text:style-name="T3">« 24 » декабря <text:s/>2010г.</text:span></text:p>
      <text:p text:style-name="P5"/>
      <text:p text:style-name="P5"/>
      <text:p text:style-name="P5"/>
      <text:p text:style-name="P3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17.503cm"/>
        </style:tab-stops>
      </style:paragraph-properties>
      <style:text-properties style:font-name="Times New Roman" fo:font-size="12pt" fo:language="ru" fo:country="RU" style:text-underline-style="solid" style:text-underline-width="auto" style:text-underline-color="font-color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fo:language="ru" fo:country="RU" style:font-size-asian="14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fo:language="ru" fo:country="RU" fo:font-weight="bold" style:font-size-asian="14pt" style:font-weight-asian="bold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St1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анкт-Петербургский государственный институт</dc:title>
    <meta:initial-creator>Пух</meta:initial-creator>
    <meta:creation-date>2010-01-18T11:30:00</meta:creation-date>
    <dc:creator>Dark SavanT</dc:creator>
    <dc:date>2010-12-24T02:23:27</dc:date>
    <meta:print-date>2006-12-24T19:10:00</meta:print-date>
    <meta:editing-cycles>12</meta:editing-cycles>
    <meta:editing-duration>PT02H36M33S</meta:editing-duration>
    <meta:generator>OpenOffice.org/3.2$Linux OpenOffice.org_project/320m19$Build-9505</meta:generator>
    <meta:document-statistic meta:table-count="1" meta:image-count="0" meta:object-count="0" meta:page-count="1" meta:paragraph-count="55" meta:word-count="285" meta:character-count="2265"/>
  </office:meta>
</office:document-meta>
</file>